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02b" officeooo:paragraph-rsid="001d802b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top="0in" fo:margin-bottom="0.1965in" style:contextual-spacing="false" style:line-height-at-least="0.198in"/>
    </style:style>
    <style:style style:name="P4" style:family="paragraph" style:parent-style-name="Standard">
      <style:text-properties style:font-name="Arial" officeooo:rsid="001d802b" officeooo:paragraph-rsid="001d802b"/>
    </style:style>
    <style:style style:name="P5" style:family="paragraph" style:parent-style-name="Standard">
      <style:text-properties style:font-name="Arial" fo:font-weight="bold" officeooo:rsid="001d802b" officeooo:paragraph-rsid="001d802b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fo:color="#4e5b61" loext:opacity="100%" style:font-name="Consolas" fo:font-size="10.5pt" fo:font-weight="normal" fo:background-color="#ffffff"/>
    </style:style>
    <style:style style:name="P7" style:family="paragraph" style:parent-style-name="Standard">
      <style:text-properties fo:color="#4e5b61" loext:opacity="100%" style:font-name="Consolas" fo:font-size="10.5pt" fo:font-weight="normal" officeooo:rsid="001d802b" officeooo:paragraph-rsid="001d802b" fo:background-color="#ffffff"/>
    </style:style>
    <style:style style:name="P8" style:family="paragraph" style:parent-style-name="Standard">
      <style:paragraph-properties style:line-height-at-least="0.198in"/>
      <style:text-properties fo:color="#4e5b61" loext:opacity="100%" fo:background-color="#ffffff"/>
    </style:style>
    <style:style style:name="P9" style:family="paragraph" style:parent-style-name="Standard">
      <style:paragraph-properties style:line-height-at-least="0.198in"/>
      <style:text-properties fo:color="#95a5a6" loext:opacity="100%" style:font-name="Consolas" fo:font-size="10.5pt" fo:font-weight="normal" fo:background-color="#ffffff"/>
    </style:style>
    <style:style style:name="P10" style:family="paragraph" style:parent-style-name="Standard">
      <style:paragraph-properties style:line-height-at-least="0.198in"/>
      <style:text-properties fo:color="#95a5a6" loext:opacity="100%" fo:background-color="#ffffff"/>
    </style:style>
    <style:style style:name="P11" style:family="paragraph" style:parent-style-name="Standard">
      <style:paragraph-properties style:line-height-at-least="0.198in"/>
      <style:text-properties fo:color="#434f54" loext:opacity="100%" style:font-name="Consolas" fo:font-size="10.5pt" fo:font-weight="normal" fo:background-color="#ffffff"/>
    </style:style>
    <style:style style:name="P12" style:family="paragraph" style:parent-style-name="Standard">
      <style:text-properties style:font-name="Arial" officeooo:rsid="001ee2de" officeooo:paragraph-rsid="001ee2de"/>
    </style:style>
    <style:style style:name="P13" style:family="paragraph" style:parent-style-name="Standard">
      <style:text-properties style:font-name="Arial" officeooo:rsid="00246d54" officeooo:paragraph-rsid="00246d54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officeooo:rsid="002000b3"/>
    </style:style>
    <style:style style:name="T3" style:family="text">
      <style:text-properties fo:color="#728e00" loext:opacity="100%"/>
    </style:style>
    <style:style style:name="T4" style:family="text">
      <style:text-properties fo:color="#728e00" loext:opacity="100%" style:font-name="Consolas" fo:font-size="10.5pt" fo:font-weight="normal"/>
    </style:style>
    <style:style style:name="T5" style:family="text">
      <style:text-properties fo:color="#005c5f" loext:opacity="100%"/>
    </style:style>
    <style:style style:name="T6" style:family="text">
      <style:text-properties fo:color="#005c5f" loext:opacity="100%" style:font-name="Consolas" fo:font-size="10.5pt" fo:font-weight="normal"/>
    </style:style>
    <style:style style:name="T7" style:family="text">
      <style:text-properties fo:color="#d35400" loext:opacity="100%"/>
    </style:style>
    <style:style style:name="T8" style:family="text">
      <style:text-properties fo:color="#d35400" loext:opacity="100%" style:font-name="Consolas" fo:font-size="10.5pt" fo:font-weight="normal"/>
    </style:style>
    <style:style style:name="T9" style:family="text">
      <style:text-properties fo:color="#434f54" loext:opacity="100%"/>
    </style:style>
    <style:style style:name="T10" style:family="text">
      <style:text-properties fo:color="#434f54" loext:opacity="100%" style:font-name="Consolas" fo:font-size="10.5pt" fo:font-weight="normal"/>
    </style:style>
    <style:style style:name="T11" style:family="text">
      <style:text-properties fo:color="#00979d" loext:opacity="100%"/>
    </style:style>
    <style:style style:name="T12" style:family="text">
      <style:text-properties fo:color="#00979d" loext:opacity="100%" style:font-name="Consolas" fo:font-size="10.5pt" fo:font-weight="normal"/>
    </style:style>
    <style:style style:name="T13" style:family="text">
      <style:text-properties fo:color="#95a5a6" loext:opacity="100%"/>
    </style:style>
    <style:style style:name="T14" style:family="text">
      <style:text-properties fo:color="#95a5a6" loext:opacity="100%" style:font-name="Consolas" fo:font-size="10.5pt" fo:font-weight="normal"/>
    </style:style>
    <style:style style:name="T15" style:family="text">
      <style:text-properties officeooo:rsid="002329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rmware Notes</text:p>
      <text:p text:style-name="P5">RJ Hegler Technologies, LLC</text:p>
      <text:p text:style-name="P4"/>
      <text:p text:style-name="P4">Project: <text:span text:style-name="T15">SGP41_OLED_SuperMini</text:span><text:span text:style-name="T2"> </text:span></text:p>
      <text:p text:style-name="P4"/>
      <text:p text:style-name="P12">Processor: <text:span text:style-name="T15">ESP32-C3 SuperMini or </text:span>Seeed Studio XIAO ESP32C3 <text:span text:style-name="T15">depending on resistor settings</text:span></text:p>
      <text:p text:style-name="P12"/>
      <text:p text:style-name="P13">Board: Nologo ESP32C3 Super Mini</text:p>
      <text:p text:style-name="P4"/>
      <text:p text:style-name="P4">Development Platform: <text:span text:style-name="T2">Arduino 2.3.3</text:span></text:p>
      <text:p text:style-name="P4"/>
      <text:p text:style-name="P4">PC: Main</text:p>
      <text:p text:style-name="P4"/>
      <text:p text:style-name="P4">Path: C:\Users\Ron\Documents\Arduino\STM32G0Blink\Evs-2_SGP41_VOC<text:span text:style-name="T15">\Evs_SGP41_VOC</text:span><text:span text:style-name="T2">.ino</text:span></text:p>
      <text:p text:style-name="P1"/>
      <text:p text:style-name="P7"><text:span text:style-name="T3">#include</text:span> <text:span text:style-name="T5">&lt;Arduino.h&gt;</text:span></text:p>
      <text:p text:style-name="P9">/*</text:p>
      <text:p text:style-name="P10"> <text:span text:style-name="T1">* I2C-Generator: 0.3.0</text:span></text:p>
      <text:p text:style-name="P10"> <text:span text:style-name="T1">* Yaml Version: 0.1.0</text:span></text:p>
      <text:p text:style-name="P10"> <text:span text:style-name="T1">* Template Version: 0.7.0-62-g3d691f9</text:span></text:p>
      <text:p text:style-name="P10"> <text:span text:style-name="T1">*/</text:span></text:p>
      <text:p text:style-name="P9">/*</text:p>
      <text:p text:style-name="P10"> <text:span text:style-name="T1">* </text:span></text:p>
      <text:p text:style-name="P10"> <text:span text:style-name="T1">* Portions Copyright (c) 2021, Sensirion AG</text:span></text:p>
      <text:p text:style-name="P10"> <text:span text:style-name="T1">* All rights reserved.</text:span></text:p>
      <text:p text:style-name="P10"> <text:span text:style-name="T1">*</text:span></text:p>
      <text:p text:style-name="P10"> <text:span text:style-name="T1">* Redistribution and use in source and binary forms, with or without</text:span></text:p>
      <text:p text:style-name="P10"> <text:span text:style-name="T1">* modification, are permitted provided that the following conditions are met:</text:span></text:p>
      <text:p text:style-name="P10"> <text:span text:style-name="T1">*</text:span></text:p>
      <text:p text:style-name="P10"> <text:span text:style-name="T1">* * Redistributions of source code must retain the above copyright notice, this</text:span></text:p>
      <text:p text:style-name="P10"> <text:span text:style-name="T1">*   list of conditions and the following disclaimer.</text:span></text:p>
      <text:p text:style-name="P10"> <text:span text:style-name="T1">*</text:span></text:p>
      <text:p text:style-name="P10"> <text:span text:style-name="T1">* * Redistributions in binary form must reproduce the above copyright notice,</text:span></text:p>
      <text:p text:style-name="P10"> <text:span text:style-name="T1">*   this list of conditions and the following disclaimer in the documentation</text:span></text:p>
      <text:p text:style-name="P10"> <text:span text:style-name="T1">*   and/or other materials provided with the distribution.</text:span></text:p>
      <text:p text:style-name="P10"> <text:span text:style-name="T1">*</text:span></text:p>
      <text:p text:style-name="P10"> <text:span text:style-name="T1">* * Neither the name of Sensirion AG nor the names of its</text:span></text:p>
      <text:p text:style-name="P10"> <text:span text:style-name="T1">*   contributors may be used to endorse or promote products derived from</text:span></text:p>
      <text:p text:style-name="P10"> <text:span text:style-name="T1">*   this software without specific prior written permission.</text:span></text:p>
      <text:p text:style-name="P10"> <text:span text:style-name="T1">*</text:span></text:p>
      <text:p text:style-name="P10"> <text:span text:style-name="T1">* THIS SOFTWARE IS PROVIDED BY THE COPYRIGHT HOLDERS AND CONTRIBUTORS "AS IS"</text:span></text:p>
      <text:p text:style-name="P10"> <text:span text:style-name="T1">* AND ANY EXPRESS OR IMPLIED WARRANTIES, INCLUDING, BUT NOT LIMITED TO, THE</text:span></text:p>
      <text:p text:style-name="P10"> <text:span text:style-name="T1">* IMPLIED WARRANTIES OF MERCHANTABILITY AND FITNESS FOR A PARTICULAR PURPOSE</text:span></text:p>
      <text:p text:style-name="P10"> <text:span text:style-name="T1">* ARE DISCLAIMED. IN NO EVENT SHALL THE COPYRIGHT HOLDER OR CONTRIBUTORS BE</text:span></text:p>
      <text:p text:style-name="P10"> <text:span text:style-name="T1">* LIABLE FOR ANY DIRECT, INDIRECT, INCIDENTAL, SPECIAL, EXEMPLARY, OR</text:span></text:p>
      <text:p text:style-name="P10"> <text:span text:style-name="T1">* CONSEQUENTIAL DAMAGES (INCLUDING, BUT NOT LIMITED TO, PROCUREMENT OF</text:span></text:p>
      <text:p text:style-name="P10"><text:soft-page-break/> <text:span text:style-name="T1">* SUBSTITUTE GOODS OR SERVICES; LOSS OF USE, DATA, OR PROFITS; OR BUSINESS</text:span></text:p>
      <text:p text:style-name="P10"> <text:span text:style-name="T1">* INTERRUPTION) HOWEVER CAUSED AND ON ANY THEORY OF LIABILITY, WHETHER IN</text:span></text:p>
      <text:p text:style-name="P10"> <text:span text:style-name="T1">* CONTRACT, STRICT LIABILITY, OR TORT (INCLUDING NEGLIGENCE OR OTHERWISE)</text:span></text:p>
      <text:p text:style-name="P10"> <text:span text:style-name="T1">* ARISING IN ANY WAY OUT OF THE USE OF THIS SOFTWARE, EVEN IF ADVISED OF THE</text:span></text:p>
      <text:p text:style-name="P10"> <text:span text:style-name="T1">* POSSIBILITY OF SUCH DAMAGE.</text:span></text:p>
      <text:p text:style-name="P10"> <text:span text:style-name="T1">* Portions Copyright (c) 2024, RJ Hegler Technologies, LLC</text:span></text:p>
      <text:p text:style-name="P10"> <text:span text:style-name="T1">* Other Copyright information can be found in the .h files listed below</text:span></text:p>
      <text:p text:style-name="P10"> <text:span text:style-name="T1">*</text:span></text:p>
      <text:p text:style-name="P10"> <text:span text:style-name="T1">*  11/21/24 RJH </text:span></text:p>
      <text:p text:style-name="P10"> <text:span text:style-name="T1">*/</text:span></text:p>
      <text:p text:style-name="P2"/>
      <text:p text:style-name="P6"><text:span text:style-name="T3">#include</text:span> <text:span text:style-name="T5">&lt;Wire.h&gt;</text:span></text:p>
      <text:p text:style-name="P6"><text:span text:style-name="T3">#include</text:span> <text:span text:style-name="T5">&lt;NOxGasIndexAlgorithm.h&gt;</text:span></text:p>
      <text:p text:style-name="P6"><text:span text:style-name="T3">#include</text:span> <text:span text:style-name="T5">&lt;SensirionI2CSgp41.h&gt;</text:span></text:p>
      <text:p text:style-name="P6"><text:span text:style-name="T3">#include</text:span> <text:span text:style-name="T5">&lt;SensirionI2cSht4x.h&gt;</text:span></text:p>
      <text:p text:style-name="P6"><text:span text:style-name="T3">#include</text:span> <text:span text:style-name="T5">&lt;VOCGasIndexAlgorithm.h&gt;</text:span></text:p>
      <text:p text:style-name="P6"><text:span text:style-name="T3">#include</text:span> <text:span text:style-name="T5">&lt;DFRobot_ICP10111.h&gt;</text:span></text:p>
      <text:p text:style-name="P6"><text:span text:style-name="T3">#include</text:span> <text:span text:style-name="T5">&lt;U8g2lib.h&gt;</text:span></text:p>
      <text:p text:style-name="P2"/>
      <text:p text:style-name="P6">U8G2_SSD1306_128X64_NONAME_F_HW_I2C <text:span text:style-name="T7">u8g2</text:span><text:span text:style-name="T9">(</text:span>U8G2_R0,<text:span text:style-name="T13"> /* reset=*/</text:span> U8X8_PIN_NONE<text:span text:style-name="T9">)</text:span>;<text:span text:style-name="T13"> //U8g2lib has 'drivers' for quite a few other displays </text:span></text:p>
      <text:p text:style-name="P2"/>
      <text:p text:style-name="P6">SensirionI2cSht4x sht4x;<text:span text:style-name="T13">        // original code had: SensirionI2CSht4x (capitol C)</text:span></text:p>
      <text:p text:style-name="P6">SensirionI2CSgp41 sgp41;</text:p>
      <text:p text:style-name="P6">DFRobot_ICP10111 icp;</text:p>
      <text:p text:style-name="P2"/>
      <text:p text:style-name="P6">VOCGasIndexAlgorithm voc_algorithm;</text:p>
      <text:p text:style-name="P6">NOxGasIndexAlgorithm nox_algorithm;</text:p>
      <text:p text:style-name="P2"/>
      <text:p text:style-name="P9">// Time in seconds needed for NOx conditioning</text:p>
      <text:p text:style-name="P9">// WARNING: To avoid damage to the sensing material the conditioning must not</text:p>
      <text:p text:style-name="P9">// exceed 10s!</text:p>
      <text:p text:style-name="P6"><text:span text:style-name="T11">uint16_t</text:span> conditioning_s = <text:span text:style-name="T5">10</text:span>;</text:p>
      <text:p text:style-name="P2"/>
      <text:p text:style-name="P6"><text:span text:style-name="T11">char</text:span> <text:span text:style-name="T7">errorMessage</text:span>[<text:span text:style-name="T5">64</text:span>];</text:p>
      <text:p text:style-name="P2"/>
      <text:p text:style-name="P6"><text:span text:style-name="T11">void</text:span> <text:span text:style-name="T7">setup</text:span><text:span text:style-name="T9">()</text:span> <text:span text:style-name="T9">{</text:span></text:p>
      <text:p text:style-name="P2"/>
      <text:p text:style-name="P8">    <text:span text:style-name="T8">Serial</text:span><text:span text:style-name="T1">.</text:span><text:span text:style-name="T8">begin</text:span><text:span text:style-name="T10">(</text:span><text:span text:style-name="T6">115200</text:span><text:span text:style-name="T10">)</text:span><text:span text:style-name="T1">;</text:span></text:p>
      <text:p text:style-name="P2"/>
      <text:p text:style-name="P8">    <text:span text:style-name="T8">Wire</text:span><text:span text:style-name="T1">.</text:span><text:span text:style-name="T8">begin</text:span><text:span text:style-name="T10">()</text:span><text:span text:style-name="T1">;</text:span></text:p>
      <text:p text:style-name="P2"/>
      <text:p text:style-name="P8">    <text:span text:style-name="T8">sht4x</text:span><text:span text:style-name="T1">.</text:span><text:span text:style-name="T8">begin</text:span><text:span text:style-name="T10">(</text:span><text:span text:style-name="T1">Wire, 0x</text:span><text:span text:style-name="T6">44</text:span><text:span text:style-name="T10">)</text:span><text:span text:style-name="T1">;</text:span><text:span text:style-name="T14">        //original code did not have the I2C address</text:span></text:p>
      <text:p text:style-name="P2"/>
      <text:p text:style-name="P8">    <text:span text:style-name="T8">sgp41</text:span><text:span text:style-name="T1">.</text:span><text:span text:style-name="T8">begin</text:span><text:span text:style-name="T10">(</text:span><text:span text:style-name="T1">Wire</text:span><text:span text:style-name="T10">)</text:span><text:span text:style-name="T1">;</text:span></text:p>
      <text:p text:style-name="P2"/>
      <text:p text:style-name="P8">    <text:span text:style-name="T8">u8g2</text:span><text:span text:style-name="T1">.</text:span><text:span text:style-name="T8">begin</text:span><text:span text:style-name="T10">()</text:span><text:span text:style-name="T1">;</text:span></text:p>
      <text:p text:style-name="P8"><text:soft-page-break/>    <text:span text:style-name="T8">u8g2</text:span><text:span text:style-name="T1">.</text:span><text:span text:style-name="T8">enableUTF8Print</text:span><text:span text:style-name="T10">()</text:span><text:span text:style-name="T1">;</text:span></text:p>
      <text:p text:style-name="P8">     <text:span text:style-name="T8">u8g2</text:span><text:span text:style-name="T1">.</text:span><text:span text:style-name="T8">clearBuffer</text:span><text:span text:style-name="T10">()</text:span><text:span text:style-name="T1">;</text:span><text:span text:style-name="T14">          // clear the internal memory</text:span></text:p>
      <text:p text:style-name="P8">    <text:span text:style-name="T8">u8g2</text:span><text:span text:style-name="T1">.</text:span><text:span text:style-name="T8">setFont</text:span><text:span text:style-name="T10">(</text:span><text:span text:style-name="T1">u8g2_font_7x14B_tf</text:span><text:span text:style-name="T10">)</text:span><text:span text:style-name="T1">;</text:span></text:p>
      <text:p text:style-name="P10">    <text:span text:style-name="T1">//u8g2.setFont(u8g2_font_t0_11_tf);</text:span></text:p>
      <text:p text:style-name="P8">    <text:span text:style-name="T8">u8g2</text:span><text:span text:style-name="T1">.</text:span><text:span text:style-name="T8">drawStr</text:span><text:span text:style-name="T10">(</text:span><text:span text:style-name="T6">0</text:span><text:span text:style-name="T1">,</text:span><text:span text:style-name="T6">12</text:span><text:span text:style-name="T1">, </text:span><text:span text:style-name="T6">"SGP41 VOC Sensor"</text:span><text:span text:style-name="T10">)</text:span><text:span text:style-name="T1">;</text:span></text:p>
      <text:p text:style-name="P8">    <text:span text:style-name="T8">u8g2</text:span><text:span text:style-name="T1">.</text:span><text:span text:style-name="T8">drawStr</text:span><text:span text:style-name="T10">(</text:span><text:span text:style-name="T6">0</text:span><text:span text:style-name="T1">,</text:span><text:span text:style-name="T6">28</text:span><text:span text:style-name="T1">, </text:span><text:span text:style-name="T6">"Initializing..."</text:span><text:span text:style-name="T10">)</text:span><text:span text:style-name="T1">;</text:span></text:p>
      <text:p text:style-name="P8">    <text:span text:style-name="T8">u8g2</text:span><text:span text:style-name="T1">.</text:span><text:span text:style-name="T8">sendBuffer</text:span><text:span text:style-name="T10">()</text:span><text:span text:style-name="T1">;</text:span><text:span text:style-name="T14">          // transfer internal memory to the display</text:span></text:p>
      <text:p text:style-name="P8">    </text:p>
      <text:p text:style-name="P2"/>
      <text:p text:style-name="P8">    </text:p>
      <text:p text:style-name="P8">    <text:span text:style-name="T8">delay</text:span><text:span text:style-name="T10">(</text:span><text:span text:style-name="T6">1000</text:span><text:span text:style-name="T10">)</text:span><text:span text:style-name="T1">;</text:span></text:p>
      <text:p text:style-name="P2"/>
      <text:p text:style-name="P8">    <text:span text:style-name="T12">int32_t</text:span><text:span text:style-name="T1"> index_offset;</text:span></text:p>
      <text:p text:style-name="P8">    <text:span text:style-name="T12">int32_t</text:span><text:span text:style-name="T1"> learning_time_offset_hours;</text:span></text:p>
      <text:p text:style-name="P8">    <text:span text:style-name="T12">int32_t</text:span><text:span text:style-name="T1"> learning_time_gain_hours;</text:span></text:p>
      <text:p text:style-name="P8">    <text:span text:style-name="T12">int32_t</text:span><text:span text:style-name="T1"> gating_max_duration_minutes;</text:span></text:p>
      <text:p text:style-name="P8">    <text:span text:style-name="T12">int32_t</text:span><text:span text:style-name="T1"> std_initial;</text:span></text:p>
      <text:p text:style-name="P8">    <text:span text:style-name="T12">int32_t</text:span><text:span text:style-name="T1"> gain_factor;</text:span></text:p>
      <text:p text:style-name="P2"/>
      <text:p text:style-name="P8">    <text:span text:style-name="T8">voc_algorithm</text:span><text:span text:style-name="T1">.</text:span><text:span text:style-name="T8">get_tuning_parameters</text:span><text:span text:style-name="T10">(</text:span></text:p>
      <text:p text:style-name="P8">        <text:span text:style-name="T1">index_offset, learning_time_offset_hours, learning_time_gain_hours,</text:span></text:p>
      <text:p text:style-name="P8">        <text:span text:style-name="T1">gating_max_duration_minutes, std_initial, gain_factor</text:span><text:span text:style-name="T10">)</text:span><text:span text:style-name="T1">;</text:span></text:p>
      <text:p text:style-name="P2"/>
      <text:p text:style-name="P8">    <text:span text:style-name="T8">Serial</text:span><text:span text:style-name="T1">.</text:span><text:span text:style-name="T8">println</text:span><text:span text:style-name="T10">(</text:span><text:span text:style-name="T6">"\nVOC Gas Index Algorithm parameters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Index offset:\t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1">index_offset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Learing time offset hours:\t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1">learning_time_offset_hours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Learing time gain hours:\t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1">learning_time_gain_hours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Gating max duration minutes:\t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1">gating_max_duration_minutes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Std inital:\t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1">std_initial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Gain factor:\t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1">gain_factor</text:span><text:span text:style-name="T10">)</text:span><text:span text:style-name="T1">;</text:span></text:p>
      <text:p text:style-name="P2"/>
      <text:p text:style-name="P8">    <text:span text:style-name="T8">nox_algorithm</text:span><text:span text:style-name="T1">.</text:span><text:span text:style-name="T8">get_tuning_parameters</text:span><text:span text:style-name="T10">(</text:span></text:p>
      <text:p text:style-name="P8">        <text:span text:style-name="T1">index_offset, learning_time_offset_hours, learning_time_gain_hours,</text:span></text:p>
      <text:p text:style-name="P8">        <text:span text:style-name="T1">gating_max_duration_minutes, std_initial, gain_factor</text:span><text:span text:style-name="T10">)</text:span><text:span text:style-name="T1">;</text:span></text:p>
      <text:p text:style-name="P2"/>
      <text:p text:style-name="P8">    <text:span text:style-name="T8">Serial</text:span><text:span text:style-name="T1">.</text:span><text:span text:style-name="T8">println</text:span><text:span text:style-name="T10">(</text:span><text:span text:style-name="T6">"\nNOx Gas Index Algorithm parameters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Index offset:\t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1">index_offset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Learing time offset hours:\t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1">learning_time_offset_hours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Gating max duration minutes:\t"</text:span><text:span text:style-name="T10">)</text:span><text:span text:style-name="T1">;</text:span></text:p>
      <text:p text:style-name="P8"><text:soft-page-break/>    <text:span text:style-name="T8">Serial</text:span><text:span text:style-name="T1">.</text:span><text:span text:style-name="T8">println</text:span><text:span text:style-name="T10">(</text:span><text:span text:style-name="T1">gating_max_duration_minutes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</text:span><text:span text:style-name="T10">(</text:span><text:span text:style-name="T6">"Gain factor:\t"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1">gain_factor</text:span><text:span text:style-name="T10">)</text:span><text:span text:style-name="T1">;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6">""</text:span><text:span text:style-name="T10">)</text:span><text:span text:style-name="T1">;</text:span></text:p>
      <text:p text:style-name="P2"/>
      <text:p text:style-name="P10">     <text:span text:style-name="T1">// Initialize ICP-10111 - barometric pressure sensor </text:span></text:p>
      <text:p text:style-name="P8">  <text:span text:style-name="T4">if</text:span><text:span text:style-name="T1"> </text:span><text:span text:style-name="T10">(</text:span><text:span text:style-name="T8">icp</text:span><text:span text:style-name="T1">.</text:span><text:span text:style-name="T8">begin</text:span><text:span text:style-name="T10">()</text:span><text:span text:style-name="T1"> != </text:span><text:span text:style-name="T6">0</text:span><text:span text:style-name="T10">)</text:span><text:span text:style-name="T1"> </text:span><text:span text:style-name="T10">{</text:span></text:p>
      <text:p text:style-name="P8">    <text:span text:style-name="T8">Serial</text:span><text:span text:style-name="T1">.</text:span><text:span text:style-name="T8">println</text:span><text:span text:style-name="T10">(</text:span><text:span text:style-name="T6">"Failed to initialize ICP-10111 sensor"</text:span><text:span text:style-name="T10">)</text:span><text:span text:style-name="T1">;</text:span></text:p>
      <text:p text:style-name="P8">  <text:span text:style-name="T10">}</text:span></text:p>
      <text:p text:style-name="P8">  <text:span text:style-name="T4">else</text:span><text:span text:style-name="T10">{</text:span></text:p>
      <text:p text:style-name="P8">  <text:span text:style-name="T8">Serial</text:span><text:span text:style-name="T1">.</text:span><text:span text:style-name="T8">println</text:span><text:span text:style-name="T10">(</text:span><text:span text:style-name="T6">"ICP-10111 sensor found!"</text:span><text:span text:style-name="T10">)</text:span><text:span text:style-name="T1">;</text:span></text:p>
      <text:p text:style-name="P10">  <text:span text:style-name="T1">/**</text:span></text:p>
      <text:p text:style-name="P8"><text:span text:style-name="T13">      </text:span><text:span text:style-name="T14">* </text:span><text:span text:style-name="T12">@brief</text:span><text:span text:style-name="T14"> Set work mode</text:span></text:p>
      <text:p text:style-name="P10">      <text:span text:style-name="T1">* |------------------|--------------|-------------------|----------------------|</text:span></text:p>
      <text:p text:style-name="P10">      <text:span text:style-name="T1">* |       api        |   mode       |Conversion Time(ms)|Pressure RMS Noise(Pa)|</text:span></text:p>
      <text:p text:style-name="P10">      <text:span text:style-name="T1">* |icp.eLowPower     |  Low Power   |      1.8          |        3.2           |</text:span></text:p>
      <text:p text:style-name="P10">      <text:span text:style-name="T1">* |icp.eNormal       |  Normal      |      6.3          |        1.6           |</text:span></text:p>
      <text:p text:style-name="P10">      <text:span text:style-name="T1">* |icp.eLowNoise     |  Low Noise   |      23.8         |        0.8           |</text:span></text:p>
      <text:p text:style-name="P10">      <text:span text:style-name="T1">* |icp.eUltraLowNoise|  Ultra-low Noise |      94.5         |        0.4           |</text:span></text:p>
      <text:p text:style-name="P10">      <text:span text:style-name="T1">*/</text:span></text:p>
      <text:p text:style-name="P2"/>
      <text:p text:style-name="P8">  <text:span text:style-name="T8">icp</text:span><text:span text:style-name="T1">.</text:span><text:span text:style-name="T8">setWorkPattern</text:span><text:span text:style-name="T10">(</text:span><text:span text:style-name="T8">icp</text:span><text:span text:style-name="T1">.</text:span><text:span text:style-name="T8">eNormal</text:span><text:span text:style-name="T10">)</text:span><text:span text:style-name="T1">;</text:span></text:p>
      <text:p text:style-name="P8">  <text:span text:style-name="T10">}</text:span></text:p>
      <text:p text:style-name="P8">  </text:p>
      <text:p text:style-name="P11">}</text:p>
      <text:p text:style-name="P2"/>
      <text:p text:style-name="P6"><text:span text:style-name="T11">void</text:span> <text:span text:style-name="T7">loop</text:span><text:span text:style-name="T9">()</text:span> <text:span text:style-name="T9">{</text:span></text:p>
      <text:p text:style-name="P8">    <text:span text:style-name="T12">uint16_t</text:span><text:span text:style-name="T1"> error;</text:span></text:p>
      <text:p text:style-name="P8">    <text:span text:style-name="T12">float</text:span><text:span text:style-name="T1"> humidity = </text:span><text:span text:style-name="T6">0</text:span><text:span text:style-name="T1">;</text:span><text:span text:style-name="T14">     // %RH</text:span></text:p>
      <text:p text:style-name="P8">    <text:span text:style-name="T12">float</text:span><text:span text:style-name="T1"> temperature = </text:span><text:span text:style-name="T6">0</text:span><text:span text:style-name="T1">;</text:span><text:span text:style-name="T14">  // degreeC</text:span></text:p>
      <text:p text:style-name="P8">    <text:span text:style-name="T12">uint16_t</text:span><text:span text:style-name="T1"> temperatureTicks;</text:span></text:p>
      <text:p text:style-name="P8">    <text:span text:style-name="T12">uint16_t</text:span><text:span text:style-name="T1"> humidityTicks;</text:span></text:p>
      <text:p text:style-name="P8">    <text:span text:style-name="T12">uint16_t</text:span><text:span text:style-name="T1"> srawVoc = </text:span><text:span text:style-name="T6">0</text:span><text:span text:style-name="T1">;</text:span></text:p>
      <text:p text:style-name="P8">    <text:span text:style-name="T12">uint16_t</text:span><text:span text:style-name="T1"> srawNox = </text:span><text:span text:style-name="T6">0</text:span><text:span text:style-name="T1">;</text:span></text:p>
      <text:p text:style-name="P8">    <text:span text:style-name="T12">uint16_t</text:span><text:span text:style-name="T1"> defaultCompensationRh = 0x</text:span><text:span text:style-name="T6">8000</text:span><text:span text:style-name="T1">;</text:span><text:span text:style-name="T14">  // in ticks as defined by SGP41</text:span></text:p>
      <text:p text:style-name="P8">    <text:span text:style-name="T12">uint16_t</text:span><text:span text:style-name="T1"> defaultCompensationT = 0x</text:span><text:span text:style-name="T6">6666</text:span><text:span text:style-name="T1">;</text:span><text:span text:style-name="T14">   // in ticks as defined by SGP41</text:span></text:p>
      <text:p text:style-name="P8">    <text:span text:style-name="T12">uint16_t</text:span><text:span text:style-name="T1"> compensationRh = </text:span><text:span text:style-name="T6">0</text:span><text:span text:style-name="T1">;</text:span><text:span text:style-name="T14">              // in ticks as defined by SGP41</text:span></text:p>
      <text:p text:style-name="P8">    <text:span text:style-name="T12">uint16_t</text:span><text:span text:style-name="T1"> compensationT = </text:span><text:span text:style-name="T6">0</text:span><text:span text:style-name="T1">;</text:span><text:span text:style-name="T14">               // in ticks as defined by SGP41</text:span></text:p>
      <text:p text:style-name="P2"/>
      <text:p text:style-name="P8">    <text:span text:style-name="T8">u8g2</text:span><text:span text:style-name="T1">.</text:span><text:span text:style-name="T8">clearBuffer</text:span><text:span text:style-name="T10">()</text:span><text:span text:style-name="T1">;</text:span><text:span text:style-name="T14">         // clear the internal memory</text:span></text:p>
      <text:p text:style-name="P8">    <text:span text:style-name="T8">u8g2</text:span><text:span text:style-name="T1">.</text:span><text:span text:style-name="T8">setFont</text:span><text:span text:style-name="T10">(</text:span><text:span text:style-name="T1">u8g2_font_7x14B_tf</text:span><text:span text:style-name="T10">)</text:span><text:span text:style-name="T1">;</text:span></text:p>
      <text:p text:style-name="P10">    <text:span text:style-name="T1">//u8g2.setFont(u8g2_font_t0_11_tf);</text:span></text:p>
      <text:p text:style-name="P8">    <text:span text:style-name="T8">u8g2</text:span><text:span text:style-name="T1">.</text:span><text:span text:style-name="T8">drawStr</text:span><text:span text:style-name="T10">(</text:span><text:span text:style-name="T6">0</text:span><text:span text:style-name="T1">,</text:span><text:span text:style-name="T6">12</text:span><text:span text:style-name="T1">, </text:span><text:span text:style-name="T6">"SGP41 VOC Sensor"</text:span><text:span text:style-name="T10">)</text:span><text:span text:style-name="T1">;</text:span></text:p>
      <text:p text:style-name="P8">    </text:p>
      <text:p text:style-name="P10">    <text:span text:style-name="T1">// 1. Sleep: Measure every second (1Hz), as defined by the Gas Index</text:span></text:p>
      <text:p text:style-name="P10">    <text:span text:style-name="T1">// Algorithm</text:span></text:p>
      <text:p text:style-name="P10"><text:soft-page-break/>    <text:span text:style-name="T1">//    prerequisite</text:span></text:p>
      <text:p text:style-name="P8">    <text:span text:style-name="T8">delay</text:span><text:span text:style-name="T10">(</text:span><text:span text:style-name="T6">1000</text:span><text:span text:style-name="T10">)</text:span><text:span text:style-name="T1">;</text:span></text:p>
      <text:p text:style-name="P2"/>
      <text:p text:style-name="P10">    <text:span text:style-name="T1">// 2. Measure temperature and humidity for SGP internal compensation</text:span></text:p>
      <text:p text:style-name="P8">    <text:span text:style-name="T1">error = </text:span><text:span text:style-name="T8">sht4x</text:span><text:span text:style-name="T1">.</text:span><text:span text:style-name="T8">measureHighPrecision</text:span><text:span text:style-name="T10">(</text:span><text:span text:style-name="T1">temperature, humidity</text:span><text:span text:style-name="T10">)</text:span><text:span text:style-name="T1">;</text:span></text:p>
      <text:p text:style-name="P8">    <text:span text:style-name="T1">error = </text:span><text:span text:style-name="T8">sht4x</text:span><text:span text:style-name="T1">.</text:span><text:span text:style-name="T8">measureHighPrecisionTicks</text:span><text:span text:style-name="T10">(</text:span><text:span text:style-name="T1">temperatureTicks, humidityTicks</text:span><text:span text:style-name="T10">)</text:span><text:span text:style-name="T1">;</text:span></text:p>
      <text:p text:style-name="P10">    <text:span text:style-name="T1">//temperature = 175 * temperatureTicks/65535-45;</text:span></text:p>
      <text:p text:style-name="P10">    <text:span text:style-name="T1">//humidity = 125 * humidityTicks/65535-6;</text:span></text:p>
      <text:p text:style-name="P8">    <text:span text:style-name="T4">if</text:span><text:span text:style-name="T1"> </text:span><text:span text:style-name="T10">(</text:span><text:span text:style-name="T1">error</text:span><text:span text:style-name="T10">)</text:span><text:span text:style-name="T1"> </text:span><text:span text:style-name="T10">{</text:span></text:p>
      <text:p text:style-name="P8">        <text:span text:style-name="T8">Serial</text:span><text:span text:style-name="T1">.</text:span><text:span text:style-name="T8">print</text:span><text:span text:style-name="T10">(</text:span></text:p>
      <text:p text:style-name="P8">            <text:span text:style-name="T6">"SHT4x - Error trying to execute measureHighPrecision(): "</text:span><text:span text:style-name="T10">)</text:span><text:span text:style-name="T1">;</text:span></text:p>
      <text:p text:style-name="P8">        <text:span text:style-name="T8">errorToString</text:span><text:span text:style-name="T10">(</text:span><text:span text:style-name="T1">error, errorMessage, </text:span><text:span text:style-name="T6">256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1">errorMessage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6">"Fallback to use default values for humidity and "</text:span></text:p>
      <text:p text:style-name="P8">                       <text:span text:style-name="T6">"temperature compensation for SGP41"</text:span><text:span text:style-name="T10">)</text:span><text:span text:style-name="T1">;</text:span></text:p>
      <text:p text:style-name="P8">        <text:span text:style-name="T1">compensationRh = defaultCompensationRh;</text:span></text:p>
      <text:p text:style-name="P8">        <text:span text:style-name="T1">compensationT = defaultCompensationT;</text:span></text:p>
      <text:p text:style-name="P8">    <text:span text:style-name="T10">}</text:span><text:span text:style-name="T1"> </text:span><text:span text:style-name="T4">else</text:span><text:span text:style-name="T1"> </text:span><text:span text:style-name="T10">{</text:span></text:p>
      <text:p text:style-name="P8">        <text:span text:style-name="T1">compensationRh = humidityTicks;</text:span><text:span text:style-name="T14">        // compensationRh for SGP41</text:span></text:p>
      <text:p text:style-name="P8">        <text:span text:style-name="T1">compensationT = temperatureTicks;</text:span><text:span text:style-name="T14">      // compensationT for SGP41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6">"SHT40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T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1">temperature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\t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RH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1">humidity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Tticks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1">temperatureTicks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\t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RHticks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1">humidityTicks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6">""</text:span><text:span text:style-name="T10">)</text:span><text:span text:style-name="T1">;</text:span></text:p>
      <text:p text:style-name="P8">        <text:span text:style-name="T12">float</text:span><text:span text:style-name="T1"> temp = </text:span><text:span text:style-name="T10">(</text:span><text:span text:style-name="T1">temperature * </text:span><text:span text:style-name="T6">9</text:span><text:span text:style-name="T1">/</text:span><text:span text:style-name="T6">5</text:span><text:span text:style-name="T10">)</text:span><text:span text:style-name="T1"> + </text:span><text:span text:style-name="T6">32</text:span><text:span text:style-name="T1">;</text:span><text:span text:style-name="T14">    //must keep temperature in ticks for signal conditioning</text:span></text:p>
      <text:p text:style-name="P2"/>
      <text:p text:style-name="P8">        <text:span text:style-name="T8">u8g2</text:span><text:span text:style-name="T1">.</text:span><text:span text:style-name="T8">setCursor</text:span><text:span text:style-name="T10">(</text:span><text:span text:style-name="T6">0</text:span><text:span text:style-name="T1">,</text:span><text:span text:style-name="T6">28</text:span><text:span text:style-name="T10">)</text:span><text:span text:style-name="T1">;</text:span></text:p>
      <text:p text:style-name="P8">        <text:span text:style-name="T8">u8g2</text:span><text:span text:style-name="T1">.</text:span><text:span text:style-name="T8">print</text:span><text:span text:style-name="T10">(</text:span><text:span text:style-name="T8">String</text:span><text:span text:style-name="T10">(</text:span><text:span text:style-name="T1">temp</text:span><text:span text:style-name="T10">)</text:span><text:span text:style-name="T1"> + </text:span><text:span text:style-name="T6">"°F, RH "</text:span><text:span text:style-name="T1"> + </text:span><text:span text:style-name="T8">String</text:span><text:span text:style-name="T10">(</text:span><text:span text:style-name="T1">humidity</text:span><text:span text:style-name="T10">)</text:span><text:span text:style-name="T1"> + </text:span><text:span text:style-name="T6">"%"</text:span><text:span text:style-name="T10">)</text:span><text:span text:style-name="T1">;</text:span></text:p>
      <text:p text:style-name="P3"/>
      <text:p text:style-name="P10">        <text:span text:style-name="T1">// convert temperature and humidity to ticks as defined by SGP41</text:span></text:p>
      <text:p text:style-name="P10">        <text:span text:style-name="T1">// interface</text:span></text:p>
      <text:p text:style-name="P10">        <text:span text:style-name="T1">// NOTE: in case you read RH and T raw signals check out the</text:span></text:p>
      <text:p text:style-name="P10">        <text:span text:style-name="T1">// ticks specification in the datasheet, as they can be different for</text:span></text:p>
      <text:p text:style-name="P10">        <text:span text:style-name="T1">// different sensors</text:span></text:p>
      <text:p text:style-name="P10">        <text:span text:style-name="T1">//compensationT = static_cast&lt;uint16_t&gt;((temperature + 45) * 65535 / 175);</text:span></text:p>
      <text:p text:style-name="P10">        <text:span text:style-name="T1">//compensationRh = static_cast&lt;uint16_t&gt;(humidity + 6 * 65535 / 125);</text:span></text:p>
      <text:p text:style-name="P8">    <text:span text:style-name="T10">}</text:span></text:p>
      <text:p text:style-name="P2"><text:soft-page-break/></text:p>
      <text:p text:style-name="P10">    <text:span text:style-name="T1">// 3. Measure SGP4x signals</text:span></text:p>
      <text:p text:style-name="P8">    <text:span text:style-name="T4">if</text:span><text:span text:style-name="T1"> </text:span><text:span text:style-name="T10">(</text:span><text:span text:style-name="T1">conditioning_s &gt; </text:span><text:span text:style-name="T6">0</text:span><text:span text:style-name="T10">)</text:span><text:span text:style-name="T1"> </text:span><text:span text:style-name="T10">{</text:span></text:p>
      <text:p text:style-name="P10">        <text:span text:style-name="T1">// During NOx conditioning (10s) SRAW NOx will remain 0</text:span></text:p>
      <text:p text:style-name="P8">        <text:span text:style-name="T1">error = </text:span><text:span text:style-name="T8">sgp41</text:span><text:span text:style-name="T1">.</text:span><text:span text:style-name="T8">executeConditioning</text:span><text:span text:style-name="T10">(</text:span><text:span text:style-name="T1">compensationRh, compensationT, srawVoc</text:span><text:span text:style-name="T10">)</text:span><text:span text:style-name="T1">;</text:span></text:p>
      <text:p text:style-name="P8">        <text:span text:style-name="T1">conditioning_s--;</text:span></text:p>
      <text:p text:style-name="P8">    <text:span text:style-name="T10">}</text:span><text:span text:style-name="T1"> </text:span><text:span text:style-name="T4">else</text:span><text:span text:style-name="T1"> </text:span><text:span text:style-name="T10">{</text:span></text:p>
      <text:p text:style-name="P8">        <text:span text:style-name="T1">error = </text:span><text:span text:style-name="T8">sgp41</text:span><text:span text:style-name="T1">.</text:span><text:span text:style-name="T8">measureRawSignals</text:span><text:span text:style-name="T10">(</text:span><text:span text:style-name="T1">compensationRh, compensationT, srawVoc, srawNox</text:span><text:span text:style-name="T10">)</text:span><text:span text:style-name="T1">;</text:span></text:p>
      <text:p text:style-name="P8">    <text:span text:style-name="T10">}</text:span></text:p>
      <text:p text:style-name="P2"/>
      <text:p text:style-name="P10">    <text:span text:style-name="T1">// 4. Process raw signals by Gas Index Algorithm to get the VOC and NOx</text:span></text:p>
      <text:p text:style-name="P10">    <text:span text:style-name="T1">// index values</text:span></text:p>
      <text:p text:style-name="P8">    <text:span text:style-name="T4">if</text:span><text:span text:style-name="T1"> </text:span><text:span text:style-name="T10">(</text:span><text:span text:style-name="T1">error</text:span><text:span text:style-name="T10">)</text:span><text:span text:style-name="T1"> </text:span><text:span text:style-name="T10">{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SGP41 - Error trying to execute measureRawSignals(): "</text:span><text:span text:style-name="T10">)</text:span><text:span text:style-name="T1">;</text:span></text:p>
      <text:p text:style-name="P8">        <text:span text:style-name="T8">errorToString</text:span><text:span text:style-name="T10">(</text:span><text:span text:style-name="T1">error, errorMessage, </text:span><text:span text:style-name="T6">256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1">errorMessage</text:span><text:span text:style-name="T10">)</text:span><text:span text:style-name="T1">;</text:span></text:p>
      <text:p text:style-name="P8">    <text:span text:style-name="T10">}</text:span><text:span text:style-name="T1"> </text:span><text:span text:style-name="T4">else</text:span><text:span text:style-name="T1"> </text:span><text:span text:style-name="T10">{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6">"SGP41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compensationRh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1">compensationRh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\t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compensationT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1">compensationT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raw VOC Index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1">srawVoc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\t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raw NOx Index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1">srawNox</text:span><text:span text:style-name="T10">)</text:span><text:span text:style-name="T1">;</text:span></text:p>
      <text:p text:style-name="P2"/>
      <text:p text:style-name="P8">        <text:span text:style-name="T12">int32_t</text:span><text:span text:style-name="T1"> voc_index = </text:span><text:span text:style-name="T8">voc_algorithm</text:span><text:span text:style-name="T1">.</text:span><text:span text:style-name="T8">process</text:span><text:span text:style-name="T10">(</text:span><text:span text:style-name="T1">srawVoc</text:span><text:span text:style-name="T10">)</text:span><text:span text:style-name="T1">;</text:span></text:p>
      <text:p text:style-name="P8">        <text:span text:style-name="T12">int32_t</text:span><text:span text:style-name="T1"> nox_index = </text:span><text:span text:style-name="T8">nox_algorithm</text:span><text:span text:style-name="T1">.</text:span><text:span text:style-name="T8">process</text:span><text:span text:style-name="T10">(</text:span><text:span text:style-name="T1">srawNox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VOC Index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1">voc_index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\t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</text:span><text:span text:style-name="T10">(</text:span><text:span text:style-name="T6">"NOx Index: "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1">nox_index</text:span><text:span text:style-name="T10">)</text:span><text:span text:style-name="T1">;</text:span></text:p>
      <text:p text:style-name="P8">        <text:span text:style-name="T8">Serial</text:span><text:span text:style-name="T1">.</text:span><text:span text:style-name="T8">println</text:span><text:span text:style-name="T10">(</text:span><text:span text:style-name="T6">""</text:span><text:span text:style-name="T10">)</text:span><text:span text:style-name="T1">;</text:span></text:p>
      <text:p text:style-name="P2"/>
      <text:p text:style-name="P8">        <text:span text:style-name="T8">u8g2</text:span><text:span text:style-name="T1">.</text:span><text:span text:style-name="T8">setCursor</text:span><text:span text:style-name="T10">(</text:span><text:span text:style-name="T6">0</text:span><text:span text:style-name="T1">,</text:span><text:span text:style-name="T6">43</text:span><text:span text:style-name="T10">)</text:span><text:span text:style-name="T1">;</text:span></text:p>
      <text:p text:style-name="P8">        <text:span text:style-name="T8">u8g2</text:span><text:span text:style-name="T1">.</text:span><text:span text:style-name="T8">print</text:span><text:span text:style-name="T10">(</text:span><text:span text:style-name="T6">"NOx = "</text:span><text:span text:style-name="T1"> + </text:span><text:span text:style-name="T8">String</text:span><text:span text:style-name="T10">(</text:span><text:span text:style-name="T1">nox_index</text:span><text:span text:style-name="T10">))</text:span><text:span text:style-name="T1">;</text:span></text:p>
      <text:p text:style-name="P8">        <text:span text:style-name="T8">u8g2</text:span><text:span text:style-name="T1">.</text:span><text:span text:style-name="T8">print</text:span><text:span text:style-name="T10">(</text:span><text:span text:style-name="T6">", VOC = "</text:span><text:span text:style-name="T1"> + </text:span><text:span text:style-name="T8">String</text:span><text:span text:style-name="T10">(</text:span><text:span text:style-name="T1">voc_index</text:span><text:span text:style-name="T10">))</text:span><text:span text:style-name="T1">;</text:span></text:p>
      <text:p text:style-name="P8">    <text:span text:style-name="T10">}</text:span></text:p>
      <text:p text:style-name="P2"/>
      <text:p text:style-name="P10">    <text:span text:style-name="T1">// Read ICP-10111 data</text:span></text:p>
      <text:p text:style-name="P8">  <text:span text:style-name="T8">Serial</text:span><text:span text:style-name="T1">.</text:span><text:span text:style-name="T8">println</text:span><text:span text:style-name="T10">(</text:span><text:span text:style-name="T6">"ICP-10111 "</text:span><text:span text:style-name="T10">)</text:span><text:span text:style-name="T1">;</text:span></text:p>
      <text:p text:style-name="P2"/>
      <text:p text:style-name="P8">  <text:span text:style-name="T8">Serial</text:span><text:span text:style-name="T1">.</text:span><text:span text:style-name="T8">print</text:span><text:span text:style-name="T10">(</text:span><text:span text:style-name="T6">"Temperature: "</text:span><text:span text:style-name="T10">)</text:span><text:span text:style-name="T1">;</text:span></text:p>
      <text:p text:style-name="P8"><text:soft-page-break/>  <text:span text:style-name="T8">Serial</text:span><text:span text:style-name="T1">.</text:span><text:span text:style-name="T8">print</text:span><text:span text:style-name="T10">(</text:span><text:span text:style-name="T8">icp</text:span><text:span text:style-name="T1">.</text:span><text:span text:style-name="T8">getTemperature</text:span><text:span text:style-name="T10">())</text:span><text:span text:style-name="T1">;</text:span></text:p>
      <text:p text:style-name="P8">  <text:span text:style-name="T8">Serial</text:span><text:span text:style-name="T1">.</text:span><text:span text:style-name="T8">println</text:span><text:span text:style-name="T10">(</text:span><text:span text:style-name="T6">"C"</text:span><text:span text:style-name="T10">)</text:span><text:span text:style-name="T1">;</text:span></text:p>
      <text:p text:style-name="P2"/>
      <text:p text:style-name="P8">  <text:span text:style-name="T12">float</text:span><text:span text:style-name="T1"> ap = </text:span><text:span text:style-name="T8">icp</text:span><text:span text:style-name="T1">.</text:span><text:span text:style-name="T8">getAirPressure</text:span><text:span text:style-name="T10">()</text:span><text:span text:style-name="T1">;</text:span></text:p>
      <text:p text:style-name="P8">  <text:span text:style-name="T8">Serial</text:span><text:span text:style-name="T1">.</text:span><text:span text:style-name="T8">print</text:span><text:span text:style-name="T10">(</text:span><text:span text:style-name="T8">String</text:span><text:span text:style-name="T10">(</text:span><text:span text:style-name="T1">ap</text:span><text:span text:style-name="T10">))</text:span><text:span text:style-name="T1">;</text:span></text:p>
      <text:p text:style-name="P8">  <text:span text:style-name="T8">Serial</text:span><text:span text:style-name="T1">.</text:span><text:span text:style-name="T8">print</text:span><text:span text:style-name="T10">(</text:span><text:span text:style-name="T6">"Pa"</text:span><text:span text:style-name="T10">)</text:span><text:span text:style-name="T1">;</text:span></text:p>
      <text:p text:style-name="P8">  <text:span text:style-name="T8">Serial</text:span><text:span text:style-name="T1">.</text:span><text:span text:style-name="T8">print</text:span><text:span text:style-name="T10">(</text:span><text:span text:style-name="T6">" \t"</text:span><text:span text:style-name="T10">)</text:span><text:span text:style-name="T1">;</text:span></text:p>
      <text:p text:style-name="P8">  <text:span text:style-name="T12">float</text:span><text:span text:style-name="T1"> Hg = ap/</text:span><text:span text:style-name="T6">3386</text:span><text:span text:style-name="T1">;</text:span></text:p>
      <text:p text:style-name="P8">  <text:span text:style-name="T8">Serial</text:span><text:span text:style-name="T1">.</text:span><text:span text:style-name="T8">print</text:span><text:span text:style-name="T10">(</text:span><text:span text:style-name="T8">String</text:span><text:span text:style-name="T10">(</text:span><text:span text:style-name="T1">Hg</text:span><text:span text:style-name="T10">))</text:span><text:span text:style-name="T1">;</text:span></text:p>
      <text:p text:style-name="P8">  <text:span text:style-name="T8">Serial</text:span><text:span text:style-name="T1">.</text:span><text:span text:style-name="T8">println</text:span><text:span text:style-name="T10">(</text:span><text:span text:style-name="T6">"inHg"</text:span><text:span text:style-name="T10">)</text:span><text:span text:style-name="T1">;</text:span></text:p>
      <text:p text:style-name="P2"/>
      <text:p text:style-name="P8">  <text:span text:style-name="T8">Serial</text:span><text:span text:style-name="T1">.</text:span><text:span text:style-name="T8">print</text:span><text:span text:style-name="T10">(</text:span><text:span text:style-name="T6">"Altitude: "</text:span><text:span text:style-name="T10">)</text:span><text:span text:style-name="T1">;</text:span></text:p>
      <text:p text:style-name="P8">  <text:span text:style-name="T12">float</text:span><text:span text:style-name="T1"> alt = </text:span><text:span text:style-name="T8">icp</text:span><text:span text:style-name="T1">.</text:span><text:span text:style-name="T8">getElevation</text:span><text:span text:style-name="T10">()</text:span><text:span text:style-name="T1">;</text:span></text:p>
      <text:p text:style-name="P8">  <text:span text:style-name="T8">Serial</text:span><text:span text:style-name="T1">.</text:span><text:span text:style-name="T8">print</text:span><text:span text:style-name="T10">(</text:span><text:span text:style-name="T8">String</text:span><text:span text:style-name="T10">(</text:span><text:span text:style-name="T1">alt</text:span><text:span text:style-name="T10">))</text:span><text:span text:style-name="T1">;</text:span></text:p>
      <text:p text:style-name="P8">  <text:span text:style-name="T8">Serial</text:span><text:span text:style-name="T1">.</text:span><text:span text:style-name="T8">println</text:span><text:span text:style-name="T10">(</text:span><text:span text:style-name="T6">"m"</text:span><text:span text:style-name="T10">)</text:span><text:span text:style-name="T1">;</text:span></text:p>
      <text:p text:style-name="P8">  <text:span text:style-name="T8">Serial</text:span><text:span text:style-name="T1">.</text:span><text:span text:style-name="T8">println</text:span><text:span text:style-name="T10">(</text:span><text:span text:style-name="T6">"------------------------------"</text:span><text:span text:style-name="T10">)</text:span><text:span text:style-name="T1">;</text:span></text:p>
      <text:p text:style-name="P2"/>
      <text:p text:style-name="P8">  <text:span text:style-name="T8">u8g2</text:span><text:span text:style-name="T1">.</text:span><text:span text:style-name="T8">setCursor</text:span><text:span text:style-name="T10">(</text:span><text:span text:style-name="T6">0</text:span><text:span text:style-name="T1">,</text:span><text:span text:style-name="T6">58</text:span><text:span text:style-name="T10">)</text:span><text:span text:style-name="T1">;</text:span></text:p>
      <text:p text:style-name="P8">  <text:span text:style-name="T8">u8g2</text:span><text:span text:style-name="T1">.</text:span><text:span text:style-name="T8">print</text:span><text:span text:style-name="T10">(</text:span><text:span text:style-name="T8">String</text:span><text:span text:style-name="T10">(</text:span><text:span text:style-name="T1">Hg</text:span><text:span text:style-name="T10">)</text:span><text:span text:style-name="T1"> + </text:span><text:span text:style-name="T6">"inHg"</text:span><text:span text:style-name="T10">)</text:span><text:span text:style-name="T1">;</text:span></text:p>
      <text:p text:style-name="P8">  <text:span text:style-name="T8">u8g2</text:span><text:span text:style-name="T1">.</text:span><text:span text:style-name="T8">sendBuffer</text:span><text:span text:style-name="T10">()</text:span><text:span text:style-name="T1">;</text:span><text:span text:style-name="T14">          // transfer internal memory to the display</text:span></text:p>
      <text:p text:style-name="P2"/>
      <text:p text:style-name="P8">  <text:span text:style-name="T8">delay</text:span><text:span text:style-name="T10">(</text:span><text:span text:style-name="T6">2000</text:span><text:span text:style-name="T10">)</text:span><text:span text:style-name="T1">;</text:span><text:span text:style-name="T14"> // Wait for 2 seconds before next reading</text:span></text:p>
      <text:p text:style-name="P11">}</text:p>
      <text:p text:style-name="P6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7T07:48:47.702000000</meta:creation-date>
    <dc:date>2024-11-23T20:36:21.726000000</dc:date>
    <meta:editing-duration>PT18M17S</meta:editing-duration>
    <meta:editing-cycles>6</meta:editing-cycles>
    <meta:generator>LibreOffice/7.2.5.2$Windows_X86_64 LibreOffice_project/499f9727c189e6ef3471021d6132d4c694f357e5</meta:generator>
    <meta:print-date>2024-10-07T07:55:40.712000000</meta:print-date>
    <meta:document-statistic meta:table-count="0" meta:image-count="0" meta:object-count="0" meta:page-count="7" meta:paragraph-count="258" meta:word-count="1072" meta:character-count="10517" meta:non-whitespace-character-count="8390"/>
  </office:meta>
</office:document-meta>
</file>